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151" svg:font-family="151"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18/06/2018 14:09: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18/06/2018 14:09: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38757382"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77785948" text:style-name="L2">
        <text:list-item>
          <text:p text:style-name="P47">Version 2.1.2 :</text:p>
        </text:list-item>
      </text:list>
      <text:list xml:id="list3272747082" text:style-name="L3">
        <text:list-item>
          <text:list>
            <text:list-item>
              <text:p text:style-name="P48">Localized help : resolved non-functional hyperlink due to API incompatibility introduced by Apache OpenOffice 4.1 (and LibreOffice 4.0).</text:p>
            </text:list-item>
          </text:list>
        </text:list-item>
      </text:list>
      <text:list xml:id="list140946822083867" text:continue-list="list277785948" text:style-name="L2">
        <text:list-item>
          <text:p text:style-name="P47">Version 2.1.1 :</text:p>
        </text:list-item>
      </text:list>
      <text:list xml:id="list3714185422"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40947118772267" text:continue-list="list140946822083867" text:style-name="L2">
        <text:list-item>
          <text:p text:style-name="P47">Version 2.1.0 :</text:p>
        </text:list-item>
      </text:list>
      <text:list xml:id="list2576825690"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40948285597789" text:continue-list="list140947118772267" text:style-name="L2">
        <text:list-item>
          <text:p text:style-name="P47">Version 2.0.0 :</text:p>
        </text:list-item>
      </text:list>
      <text:list xml:id="list1554691181"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40948469242159" text:continue-list="list140948285597789" text:style-name="L2">
        <text:list-item>
          <text:p text:style-name="P47">Version 1.5.3 :</text:p>
        </text:list-item>
      </text:list>
      <text:list xml:id="list1355201735"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38508462"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82424609"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5716229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262335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53056041"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46418178"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775029989"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80153721"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02259799"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06714976" text:style-name="L17">
        <text:list-item>
          <text:p text:style-name="P62">Arg1 : <text:span text:style-name="InstructionMacro">String</text:span> : mandatory, type of control used for the button</text:p>
        </text:list-item>
      </text:list>
      <text:list xml:id="list2377089620"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09678961"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11892902"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9906147"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3686592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86155228"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32660565"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5473677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27011246"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24805283"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75088116"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8705550"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47961140"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75735716"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47003199"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04509693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27474238"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9237889"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1772992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90263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4201670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094812659855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485629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8205523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7379075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0947857303330" text:continue-list="list101772992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0947717531680" text:continue-list="list14094812659855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40947802956864" text:continue-list="list1409478573033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151" svg:font-family="151"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4" meta:non-whitespace-character-count="2190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